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f1f0d" officeooo:paragraph-rsid="000f1f0d" style:font-weight-asian="bold" style:font-weight-complex="bold"/>
    </style:style>
    <style:style style:name="P2" style:family="paragraph" style:parent-style-name="Standard">
      <style:text-properties fo:font-weight="normal" officeooo:rsid="0010fb76" officeooo:paragraph-rsid="0010fb76" style:font-weight-asian="normal" style:font-weight-complex="normal"/>
    </style:style>
    <style:style style:name="P3" style:family="paragraph" style:parent-style-name="Standard">
      <style:text-properties fo:font-weight="normal" officeooo:rsid="001264b9" officeooo:paragraph-rsid="001264b9" style:font-weight-asian="normal" style:font-weight-complex="normal"/>
    </style:style>
    <style:style style:name="P4" style:family="paragraph" style:parent-style-name="Standard" style:list-style-name="L1">
      <style:text-properties officeooo:rsid="000f1f0d" officeooo:paragraph-rsid="000f1f0d"/>
    </style:style>
    <style:style style:name="P5" style:family="paragraph" style:parent-style-name="Standard" style:list-style-name="L1">
      <style:text-properties fo:font-weight="bold" officeooo:rsid="000f1f0d" officeooo:paragraph-rsid="000f1f0d" style:font-weight-asian="bold" style:font-weight-complex="bold"/>
    </style:style>
    <style:style style:name="P6" style:family="paragraph" style:parent-style-name="Standard">
      <style:text-properties fo:font-weight="bold" officeooo:rsid="000f1f0d" officeooo:paragraph-rsid="000f1f0d" style:font-weight-asian="bold" style:font-weight-complex="bold"/>
    </style:style>
    <style:style style:name="P7" style:family="paragraph" style:parent-style-name="Standard" style:list-style-name="L1">
      <style:text-properties fo:font-weight="bold" officeooo:rsid="0010fb76" officeooo:paragraph-rsid="0010fb76" style:font-weight-asian="bold" style:font-weight-complex="bold"/>
    </style:style>
    <style:style style:name="P8" style:family="paragraph" style:parent-style-name="Standard" style:list-style-name="L1">
      <style:text-properties fo:font-weight="bold" officeooo:rsid="0010fb76" officeooo:paragraph-rsid="001264b9" style:font-weight-asian="bold" style:font-weight-complex="bold"/>
    </style:style>
    <style:style style:name="P9" style:family="paragraph" style:parent-style-name="Standard">
      <style:text-properties fo:font-weight="bold" officeooo:rsid="001264b9" officeooo:paragraph-rsid="001264b9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0f1f0d" officeooo:paragraph-rsid="000f1f0d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0fb76" officeooo:paragraph-rsid="0010fb76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0fb76" officeooo:paragraph-rsid="001264b9" style:font-weight-asian="normal" style:font-weight-complex="normal"/>
    </style:style>
    <style:style style:name="P13" style:family="paragraph" style:parent-style-name="Standard">
      <style:text-properties fo:font-weight="normal" officeooo:rsid="001264b9" officeooo:paragraph-rsid="001264b9" style:font-weight-asian="normal" style:font-weight-complex="normal"/>
    </style:style>
    <style:style style:name="P14" style:family="paragraph" style:parent-style-name="Standard">
      <style:text-properties fo:color="#ce181e" style:font-name="Padauk Book" fo:font-size="13pt" fo:font-style="italic" style:text-underline-style="solid" style:text-underline-width="auto" style:text-underline-color="font-color" fo:font-weight="normal" officeooo:rsid="00130306" officeooo:paragraph-rsid="00130306" style:font-size-asian="11.3500003814697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text-properties style:use-window-font-color="true" style:font-name="Padauk Book" fo:font-size="13pt" fo:font-style="italic" style:text-underline-style="solid" style:text-underline-width="auto" style:text-underline-color="font-color" fo:font-weight="normal" officeooo:rsid="00130306" officeooo:paragraph-rsid="00130306" style:font-size-asian="11.3500003814697pt" style:font-style-asian="italic" style:font-weight-asian="normal" style:font-size-complex="13pt" style:font-style-complex="italic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64b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use-window-font-color="true"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53673266" text:style-name="L1">
        <text:list-item>
          <text:p text:style-name="P4">Which one of the following statements explains how plants benefit from animals? <text:span text:style-name="T1">Animal droppings being a source of food for nutrients for plants.</text:span></text:p>
          <text:p text:style-name="P5"/>
        </text:list-item>
        <text:list-item>
          <text:p text:style-name="P10">Decaying bodies of animals and plants: <text:span text:style-name="T1">Add humus to the soil.</text:span></text:p>
          <text:p text:style-name="P5"/>
        </text:list-item>
        <text:list-item>
          <text:p text:style-name="P10">In the food chain, green plants are called the <text:span text:style-name="T1">Producers.</text:span></text:p>
          <text:p text:style-name="P5"/>
        </text:list-item>
        <text:list-item>
          <text:p text:style-name="P10">Many farmers keep bees in their orchards because bees <text:span text:style-name="T1">Help in cross pollination</text:span></text:p>
          <text:p text:style-name="P5"/>
        </text:list-item>
        <text:list-item>
          <text:p text:style-name="P10">Which one of the following crop pests is correctly matched to the damaged it cause?</text:p>
          <text:p text:style-name="P7"><draw:line text:anchor-type="paragraph" draw:z-index="0" draw:name="Shape1" draw:style-name="gr1" draw:text-style-name="P16" svg:x1="1.0701in" svg:y1="0.1043in" svg:x2="1.9346in" svg:y2="0.1146in"><text:p/></draw:line>Weevil <text:s text:c="22"/>bore holes in grains</text:p>
          <text:p text:style-name="P7"/>
        </text:list-item>
        <text:list-item>
          <text:p text:style-name="P11">Which one of the following crops is attacked by stalk borers? <text:span text:style-name="T1">Maize grains’</text:span></text:p>
          <text:p text:style-name="P7"/>
        </text:list-item>
        <text:list-item>
          <text:p text:style-name="P11">Which one of the following crop pests is correctly matched to the part of the crop that the pest damages?</text:p>
          <text:p text:style-name="P8"><draw:line text:anchor-type="paragraph" draw:z-index="1" draw:name="Shape2" draw:style-name="gr1" draw:text-style-name="P16" svg:x1="1.4866in" svg:y1="0.1165in" svg:x2="2.2366in" svg:y2="0.1165in"><text:p/></draw:line>Army worm <text:s text:c="21"/>Leaves</text:p>
        </text:list-item>
        <text:list-item>
          <text:p text:style-name="P12">Use the information below to answer the question that follows: Frogs eat grasshoppers; grasshoppers eat grass; snakes eat frogs. From this information, which one of the following food chains is correct?</text:p>
        </text:list-item>
      </text:list>
      <text:p text:style-name="P2"><draw:line text:anchor-type="paragraph" draw:z-index="2" draw:name="Shape3" draw:style-name="gr1" draw:text-style-name="P16" svg:x1="1.0909in" svg:y1="0.1228in" svg:x2="1.6429in" svg:y2="0.1228in"><text:p/></draw:line><draw:line text:anchor-type="paragraph" draw:z-index="3" draw:name="Shape4" draw:style-name="gr1" draw:text-style-name="P17" svg:x1="2.7472in" svg:y1="0.1126in" svg:x2="3.3827in" svg:y2="0.1126in"><text:p/></draw:line><draw:line text:anchor-type="paragraph" draw:z-index="4" draw:name="Shape5" draw:style-name="gr1" draw:text-style-name="P16" svg:x1="3.8618in" svg:y1="0.102in" svg:x2="4.6638in" svg:y2="0.102in"><text:p/></draw:line><text:tab/><text:tab/><text:span text:style-name="T1">Grass <text:s text:c="15"/></text:span><text:span text:style-name="T2">grasshoppers <text:s text:c="18"/>frogs <text:s text:c="22"/>snake</text:span></text:p>
      <text:p text:style-name="P3"><text:tab/>9. Faeces and decaying animal and plant matter:<text:span text:style-name="T1"> Add humus to the soil</text:span></text:p>
      <text:p text:style-name="P9"><text:tab/></text:p>
      <text:p text:style-name="P3">10. Which of the following insects is not a crop pest? <text:span text:style-name="T1">Worker bee</text:span></text:p>
      <text:p text:style-name="P3"><text:span text:style-name="T1"/></text:p>
      <text:p text:style-name="P14"><text:span text:style-name="T1">CORRECTION</text:span></text:p>
      <text:p text:style-name="P15"><text:span text:style-name="T6">6. Which one of the following crops is attacked by stalk borers? </text:span><text:span text:style-name="T7">Wheat plant Stems.</text:span></text:p>
      <text:p text:style-name="P6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f1f0d" officeooo:paragraph-rsid="000f1f0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IMARY SCI PG 65-66 (1-10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7:08:22.969842441</meta:creation-date>
    <dc:date>2020-06-09T07:41:02.443381932</dc:date>
    <meta:editing-duration>PT12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03" meta:character-count="1253" meta:non-whitespace-character-count="971"/>
  </office:meta>
</office:document-meta>
</file>